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251cm" fo:margin-left="0.012cm" fo:margin-top="0cm" fo:margin-bottom="0cm" table:align="left" style:writing-mode="page"/>
    </style:style>
    <style:style style:name="Таблица1.A" style:family="table-column">
      <style:table-column-properties style:column-width="6.272cm"/>
    </style:style>
    <style:style style:name="Таблица1.B" style:family="table-column">
      <style:table-column-properties style:column-width="2.963cm"/>
    </style:style>
    <style:style style:name="Таблица1.C" style:family="table-column">
      <style:table-column-properties style:column-width="3.337cm"/>
    </style:style>
    <style:style style:name="Таблица1.D" style:family="table-column">
      <style:table-column-properties style:column-width="4.67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203cm" fo:padding-right="0.203cm" fo:padding-top="0cm" fo:padding-bottom="0cm" fo:border="0.75pt solid #000000">
        <style:background-image/>
      </style:table-cell-properties>
    </style:style>
    <style:style style:name="Таблица1.B2" style:family="table-cell">
      <style:table-cell-properties style:vertical-align="middle" fo:background-color="#ffffff" fo:padding-left="0.203cm" fo:padding-right="0.203cm" fo:padding-top="0cm" fo:padding-bottom="0cm" fo:border="0.75pt solid #000000">
        <style:background-image/>
      </style:table-cell-properties>
    </style:style>
    <style:style style:name="P1" style:family="paragraph" style:parent-style-name="Standard">
      <style:paragraph-properties fo:line-height="150%" fo:text-indent="0cm" style:auto-text-indent="false"/>
      <style:text-properties style:font-name="Times New Roman" fo:font-size="14pt" fo:language="ru" fo:country="RU" fo:font-weight="bold" officeooo:rsid="000dd477" officeooo:paragraph-rsid="000dd477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line-height="150%" fo:text-indent="1.251cm" style:auto-text-indent="false"/>
      <style:text-properties style:font-name="Times New Roman" fo:font-size="14pt" fo:language="ru" fo:country="RU" fo:font-weight="bold" officeooo:rsid="00093e78" officeooo:paragraph-rsid="00093e78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indent="0cm" style:auto-text-indent="false"/>
      <style:text-properties style:font-name="Times New Roman" fo:font-size="14pt" fo:language="ru" fo:country="RU" fo:font-weight="normal" officeooo:rsid="000dd477" officeooo:paragraph-rsid="000dd477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line-height="150%" fo:text-indent="1.251cm" style:auto-text-indent="false"/>
      <style:text-properties style:font-name="Times New Roman" fo:font-size="14pt" fo:font-weight="bold" officeooo:rsid="0008c2a7" officeooo:paragraph-rsid="00093e78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line-height="150%" fo:text-indent="1.251cm" style:auto-text-indent="false" fo:break-before="page"/>
      <style:text-properties style:font-name="Times New Roman" fo:font-size="14pt" fo:font-weight="bold" officeooo:rsid="0008aefc" officeooo:paragraph-rsid="0008aefc" style:font-weight-asian="bold" style:font-weight-complex="bold"/>
    </style:style>
    <style:style style:name="P6" style:family="paragraph" style:parent-style-name="No_20_Spacing">
      <style:text-properties fo:font-size="12pt" officeooo:paragraph-rsid="000b3b84" style:font-size-asian="12pt" style:font-size-complex="12pt"/>
    </style:style>
    <style:style style:name="P7" style:family="paragraph" style:parent-style-name="No_20_Spacing">
      <style:paragraph-properties fo:text-align="center" style:justify-single-word="false"/>
      <style:text-properties fo:font-size="12pt" officeooo:paragraph-rsid="000b3b84" style:font-size-asian="12pt" style:language-asian="ru" style:country-asian="RU" style:font-size-complex="12pt"/>
    </style:style>
    <style:style style:name="P8" style:family="paragraph" style:parent-style-name="No_20_Spacing">
      <style:paragraph-properties fo:text-align="center" style:justify-single-word="false"/>
      <style:text-properties fo:font-size="12pt" fo:language="en" fo:country="US" officeooo:rsid="000b3b84" officeooo:paragraph-rsid="000b3b84" style:font-size-asian="12pt" style:language-asian="ru" style:country-asian="RU" style:font-size-complex="12pt"/>
    </style:style>
    <style:style style:name="P9" style:family="paragraph" style:parent-style-name="No_20_Spacing">
      <style:paragraph-properties fo:text-align="center" style:justify-single-word="false"/>
      <style:text-properties fo:font-size="12pt" fo:language="en" fo:country="US" officeooo:rsid="000cce68" officeooo:paragraph-rsid="000cce68" style:font-size-asian="12pt" style:language-asian="ru" style:country-asian="RU" style:font-size-complex="12pt"/>
    </style:style>
    <style:style style:name="P10" style:family="paragraph" style:parent-style-name="Title">
      <style:paragraph-properties fo:line-height="150%" fo:text-align="center" style:justify-single-word="false" fo:text-indent="0cm" style:auto-text-indent="false"/>
      <style:text-properties style:font-name="Times New Roman" fo:font-size="14pt" officeooo:rsid="0007c7ce" officeooo:paragraph-rsid="0007c7ce" style:font-size-asian="14pt" style:font-size-complex="14pt"/>
    </style:style>
    <style:style style:name="P11" style:family="paragraph" style:parent-style-name="Text_20_body">
      <style:paragraph-properties fo:line-height="150%" fo:text-align="start" style:justify-single-word="false" fo:text-indent="1.251cm" style:auto-text-indent="false"/>
      <style:text-properties style:font-name="Times New Roman" fo:font-size="14pt" fo:font-weight="normal" officeooo:rsid="0008aefc" officeooo:paragraph-rsid="0008aefc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line-height="150%" fo:text-align="start" style:justify-single-word="false" fo:text-indent="1.251cm" style:auto-text-indent="false"/>
      <style:text-properties style:font-name="Times New Roman" fo:font-size="14pt" fo:font-weight="normal" officeooo:rsid="0008aefc" officeooo:paragraph-rsid="0008c2a7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line-height="150%" fo:text-align="center" style:justify-single-word="false" fo:text-indent="0cm" style:auto-text-indent="false"/>
      <style:text-properties style:font-name="Times New Roman" fo:font-size="14pt" fo:font-weight="bold" officeooo:paragraph-rsid="0007c7ce"/>
    </style:style>
    <style:style style:name="P14" style:family="paragraph" style:parent-style-name="Text_20_body">
      <style:paragraph-properties fo:line-height="150%" fo:text-align="center" style:justify-single-word="false" fo:text-indent="1.251cm" style:auto-text-indent="false"/>
      <style:text-properties style:font-name="Times New Roman" fo:font-size="14pt" fo:font-weight="bold" officeooo:rsid="0008aefc" officeooo:paragraph-rsid="0008aefc" style:font-weight-asian="bold" style:font-weight-complex="bold"/>
    </style:style>
    <style:style style:name="P15" style:family="paragraph" style:parent-style-name="Text_20_body">
      <style:paragraph-properties fo:line-height="150%" fo:text-indent="1.251cm" style:auto-text-indent="false"/>
      <style:text-properties style:font-name="Times New Roman" fo:font-size="14pt" fo:font-weight="bold" officeooo:rsid="0008c2a7" officeooo:paragraph-rsid="00093e78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line-height="150%" fo:text-indent="1.251cm" style:auto-text-indent="false"/>
      <style:text-properties style:font-name="Times New Roman" fo:font-size="14pt" fo:language="ru" fo:country="RU" fo:font-weight="normal" officeooo:rsid="00093e78" officeooo:paragraph-rsid="00093e78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line-height="150%" fo:text-indent="1.251cm" style:auto-text-indent="false"/>
      <style:text-properties style:font-name="Times New Roman" fo:font-size="14pt" fo:language="ru" fo:country="RU" fo:font-weight="bold" officeooo:rsid="00093e78" officeooo:paragraph-rsid="00093e78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line-height="150%" fo:text-align="start" style:justify-single-word="false" fo:text-indent="1.251cm" style:auto-text-indent="false"/>
      <style:text-properties officeooo:paragraph-rsid="0008c2a7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Standard">
      <style:paragraph-properties fo:line-height="150%" fo:text-align="start" style:justify-single-word="false" fo:text-indent="1.251cm" style:auto-text-indent="false"/>
      <style:text-properties style:font-name="Times New Roman" fo:font-size="14pt" fo:language="ru" fo:country="RU" fo:font-weight="normal" officeooo:rsid="000dd477" officeooo:paragraph-rsid="000dd477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start" style:justify-single-word="false" fo:text-indent="1.251cm" style:auto-text-indent="false"/>
      <style:text-properties style:font-name="Times New Roman" fo:font-size="14pt" fo:language="ru" fo:country="RU" fo:font-weight="normal" officeooo:rsid="000e83b8" officeooo:paragraph-rsid="000e83b8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start" style:justify-single-word="false" fo:text-indent="1.251cm" style:auto-text-indent="false"/>
      <style:text-properties style:font-name="Times New Roman" fo:font-size="14pt" fo:language="ru" fo:country="RU" fo:font-weight="bold" officeooo:rsid="000dd477" officeooo:paragraph-rsid="000dd477" style:font-size-asian="14pt" style:font-weight-asian="bold" style:font-size-complex="14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line-height="150%" fo:text-indent="1.251cm" style:auto-text-indent="false" style:page-number="auto" fo:break-before="page" fo:background-color="transparent"/>
      <style:text-properties style:font-name="Times New Roman" fo:font-size="14pt" fo:language="ru" fo:country="RU" fo:font-weight="bold" officeooo:rsid="000dd477" officeooo:paragraph-rsid="000dd477" style:font-size-asian="14pt" style:font-weight-asian="bold" style:font-size-complex="14pt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line-height="150%" fo:text-indent="1.251cm" style:auto-text-indent="false" style:page-number="auto" fo:background-color="transparent"/>
      <style:text-properties style:font-name="Times New Roman" fo:font-size="14pt" fo:language="ru" fo:country="RU" fo:font-weight="bold" officeooo:rsid="000dd477" officeooo:paragraph-rsid="000dd477" style:font-size-asian="14pt" style:font-weight-asian="bold" style:font-size-complex="14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line-height="150%" fo:text-indent="1.251cm" style:auto-text-indent="false" style:page-number="auto" fo:background-color="transparent"/>
      <style:text-properties style:font-name="Times New Roman" fo:font-size="14pt" fo:language="ru" fo:country="RU" fo:font-weight="bold" officeooo:rsid="000dd477" officeooo:paragraph-rsid="000dd477" style:font-size-asian="14pt" style:font-weight-asian="bold" style:font-size-complex="14pt" style:font-weight-complex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line-height="150%" fo:text-indent="1.251cm" style:auto-text-indent="false" style:page-number="auto" fo:background-color="transparent"/>
      <style:text-properties style:font-name="Times New Roman" fo:font-size="14pt" fo:language="ru" fo:country="RU" fo:font-weight="bold" officeooo:rsid="000dd477" officeooo:paragraph-rsid="000dd47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indent="1.251cm" style:auto-text-indent="false" fo:break-before="page"/>
      <style:text-properties style:font-name="Times New Roman" fo:font-size="14pt" fo:language="ru" fo:country="RU" fo:font-weight="bold" officeooo:rsid="0011f338" officeooo:paragraph-rsid="0011f338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50%" fo:text-align="start" style:justify-single-word="false" fo:text-indent="1.251cm" style:auto-text-indent="false"/>
      <style:text-properties style:font-name="Times New Roman" fo:font-size="14pt" fo:language="en" fo:country="US" fo:font-weight="bold" officeooo:rsid="000dd477" officeooo:paragraph-rsid="000dd47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50%" fo:text-align="start" style:justify-single-word="false" fo:text-indent="1.251cm" style:auto-text-indent="false"/>
      <style:text-properties style:font-name="Times New Roman" fo:font-size="14pt" fo:language="en" fo:country="US" fo:font-weight="bold" officeooo:rsid="000e83b8" officeooo:paragraph-rsid="000e83b8" style:font-size-asian="14pt" style:font-weight-asian="bold" style:font-size-complex="14pt" style:font-weight-complex="bold"/>
    </style:style>
    <style:style style:name="T1" style:family="text">
      <style:text-properties officeooo:rsid="0007c7ce" style:font-size-asian="14pt" style:font-weight-asian="bold" style:font-size-complex="14pt" style:font-weight-complex="bold"/>
    </style:style>
    <style:style style:name="T2" style:family="text">
      <style:text-properties style:font-size-asian="14pt" style:font-size-complex="14pt"/>
    </style:style>
    <style:style style:name="T3" style:family="text">
      <style:text-properties officeooo:rsid="0007c7ce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3e78" style:font-weight-asian="normal" style:font-weight-complex="normal"/>
    </style:style>
    <style:style style:name="T6" style:family="text">
      <style:text-properties fo:font-weight="normal" officeooo:rsid="00142b44" style:font-weight-asian="normal" style:font-weight-complex="normal"/>
    </style:style>
    <style:style style:name="T7" style:family="text">
      <style:text-properties fo:font-weight="normal" style:font-size-asian="14pt" style:font-weight-asian="normal" style:font-size-complex="14pt" style:font-weight-complex="normal"/>
    </style:style>
    <style:style style:name="T8" style:family="text">
      <style:text-properties fo:font-weight="normal" officeooo:rsid="0007c7ce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fo:font-weight="normal" officeooo:rsid="0008c2a7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font-weight="normal" officeooo:rsid="0008aefc" style:font-size-asian="14pt" style:font-weight-asian="normal" style:font-size-complex="14pt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093e78" style:font-weight-asian="normal" style:font-weight-complex="normal"/>
    </style:style>
    <style:style style:name="T14" style:family="text">
      <style:text-properties fo:language="en" fo:country="US" officeooo:rsid="000b3b84" style:language-asian="ru" style:country-asian="RU"/>
    </style:style>
    <style:style style:name="T15" style:family="text">
      <style:text-properties fo:language="en" fo:country="US" officeooo:rsid="00142b44"/>
    </style:style>
    <style:style style:name="T16" style:family="text">
      <style:text-properties fo:language="ru" fo:country="RU" fo:font-weight="normal" style:font-weight-asian="normal" style:font-weight-complex="normal"/>
    </style:style>
    <style:style style:name="T17" style:family="text">
      <style:text-properties fo:language="ru" fo:country="RU" fo:font-weight="normal" officeooo:rsid="00093e78" style:font-weight-asian="normal" style:font-weight-complex="normal"/>
    </style:style>
    <style:style style:name="T18" style:family="text">
      <style:text-properties fo:language="ru" fo:country="RU" fo:font-weight="normal" officeooo:rsid="000e83b8" style:font-weight-asian="normal" style:font-weight-complex="normal"/>
    </style:style>
    <style:style style:name="T19" style:family="text">
      <style:text-properties fo:language="ru" fo:country="RU" style:language-asian="ru" style:country-asian="RU"/>
    </style:style>
    <style:style style:name="T20" style:family="text">
      <style:text-properties style:language-asian="ru" style:country-asian="RU"/>
    </style:style>
    <style:style style:name="T21" style:family="text">
      <style:text-properties officeooo:rsid="00142b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Установка и настройка прикладного ПО</text:p>
      <text:p text:style-name="P13"><text:span text:style-name="T1">Цель работы: </text:span><text:span text:style-name="T8">изучить этапы установки прикладного программного обеспечения, научиться настраивать и работать с прикладным программным обеспечением.</text:span></text:p>
      <text:p text:style-name="P14"><text:span text:style-name="T3"/></text:p>
      <text:p text:style-name="P5"><text:span text:style-name="T3">З</text:span><text:span text:style-name="T2">адание 1.</text:span><text:span text:style-name="T7"> </text:span></text:p>
      <text:p text:style-name="P11">1. Копирование/установка инсталлятора.</text:p>
      <text:p text:style-name="P11">2. Проверка прав пользователя на соответствие лицензионным ограничениям.</text:p>
      <text:p text:style-name="P11">3. Запрос пользователя о будущем расположении устанавливаемой программы на диске.</text:p>
      <text:p text:style-name="P11">4. Запросы о составе и параметрах устанавливаемого ПО, т.е. варианты установки.</text:p>
      <text:p text:style-name="P11">5. Разархивирование и копирование файлов с дистрибутива в указанный каталог.</text:p>
      <text:p text:style-name="P18"><text:span text:style-name="T9">6. </text:span><text:span text:style-name="T10">Копирование или настройка системных библиотек, требуемых программе. Многие прикладные программы пользуются библиотеками функций и процедур, предоставляемыми разработчиками операционной системы либо третьими фирмами.</text:span></text:p>
      <text:p text:style-name="P12">7. Сохранение параметров настройки прикладной программы.</text:p>
      <text:p text:style-name="P12">8. Создание и сохранение надстроек к интерфейсу пользователя, которые далее будут облегчать запуск и применение прикладной программы.</text:p>
      <text:p text:style-name="P12">9. Регистрация программного обеспечения с целью возможного последующего удаления.</text:p>
      <text:p text:style-name="P4">Задание 2.<text:span text:style-name="T4"> </text:span><text:span text:style-name="T5">На примере ПО </text:span><text:span text:style-name="T13">Windows 2000 Professional. </text:span></text:p>
      <text:p text:style-name="P4"><text:span text:style-name="T13">1. </text:span><text:span text:style-name="T17">Сервис </text:span><text:span text:style-name="T13">winlogon.exe</text:span></text:p>
      <text:p text:style-name="P4"><text:span text:style-name="T17">2. Расширение управления приложениями </text:span><text:span text:style-name="T13">Appmgmts.dll</text:span></text:p>
      <text:p text:style-name="P2"><text:span text:style-name="T4">3. Установщик </text:span><text:span text:style-name="T12">Windows 2000 Professional</text:span></text:p>
      <text:p text:style-name="P2"><text:span text:style-name="T12">4. </text:span><text:span text:style-name="T4">Элемент панели управлени</text:span><text:span text:style-name="T6">я,</text:span><text:span text:style-name="T4"> </text:span><text:span text:style-name="T6">то есть</text:span><text:span text:style-name="T4"> установка/удаление программ</text:span></text:p>
      <text:p text:style-name="P2"><text:soft-page-break/>Задание 3.<text:span text:style-name="T4"> </text:span></text:p>
      <text:p text:style-name="P2">Задание 4.</text:p>
      <text:p text:style-name="P16">1. Прикладных программ, так как сам термин включает в себя графические редакторы.</text:p>
      <text:p text:style-name="P16">2. Системных программ, так как сам термин включает в себя антивирусные программы.</text:p>
      <text:p text:style-name="P16">3. Языков программирования <text:span text:style-name="T21">больше</text:span>, так как языки программирования могут иметь несколько ответвлений, например <text:span text:style-name="T21">C, </text:span><text:span text:style-name="T15">C+, C++</text:span><text:span text:style-name="T11">.</text:span></text:p>
      <text:p text:style-name="P2">Задание 5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6" loext:marker-style-name="T20"><text:span text:style-name="T20">Ситуация</text:span></text:p>
          </table:table-cell>
          <table:table-cell table:style-name="Таблица1.A1" office:value-type="string">
            <text:p text:style-name="P6" loext:marker-style-name="T20"><text:span text:style-name="T20">Системное ПО</text:span></text:p>
          </table:table-cell>
          <table:table-cell table:style-name="Таблица1.A1" office:value-type="string">
            <text:p text:style-name="P6" loext:marker-style-name="T20"><text:span text:style-name="T20">Прикладное ПО</text:span></text:p>
          </table:table-cell>
          <table:table-cell table:style-name="Таблица1.A1" office:value-type="string">
            <text:p text:style-name="P6" loext:marker-style-name="T20"><text:span text:style-name="T20">Инструментальное ПО</text:span></text:p>
          </table:table-cell>
        </table:table-row>
        <table:table-row table:style-name="Таблица1.1">
          <table:table-cell table:style-name="Таблица1.A1" office:value-type="string">
            <text:p text:style-name="P6" loext:marker-style-name="T20"><text:span text:style-name="T20">Ландшафтные дизайнеры создают проект нового городского ландшафта</text:span></text:p>
          </table:table-cell>
          <table:table-cell table:style-name="Таблица1.B2" office:value-type="string">
            <text:p text:style-name="P7" loext:marker-style-name="T20"/>
          </table:table-cell>
          <table:table-cell table:style-name="Таблица1.B2" office:value-type="string">
            <text:p text:style-name="P8" loext:marker-style-name="T20">X</text:p>
          </table:table-cell>
          <table:table-cell table:style-name="Таблица1.B2" office:value-type="string">
            <text:p text:style-name="P7" loext:marker-style-name="T20"/>
          </table:table-cell>
        </table:table-row>
        <table:table-row table:style-name="Таблица1.1">
          <table:table-cell table:style-name="Таблица1.A1" office:value-type="string">
            <text:p text:style-name="P6" loext:marker-style-name="T20"><text:span text:style-name="T20">Профессиональный программист пишет компьютерную программу по заказу крупной фирмы</text:span></text:p>
          </table:table-cell>
          <table:table-cell table:style-name="Таблица1.B2" office:value-type="string">
            <text:p text:style-name="P7" loext:marker-style-name="T20"/>
          </table:table-cell>
          <table:table-cell table:style-name="Таблица1.B2" office:value-type="string">
            <text:p text:style-name="P8" loext:marker-style-name="T20"/>
          </table:table-cell>
          <table:table-cell table:style-name="Таблица1.B2" office:value-type="string">
            <text:p text:style-name="P9" loext:marker-style-name="T20">X</text:p>
          </table:table-cell>
        </table:table-row>
        <table:table-row table:style-name="Таблица1.1">
          <table:table-cell table:style-name="Таблица1.A1" office:value-type="string">
            <text:p text:style-name="P6" loext:marker-style-name="T20"><text:span text:style-name="T20">Ученые научно-исследовательского института расшифровывают записи, переданные </text:span><text:span text:style-name="T19">марс</text:span><text:span text:style-name="T14">о</text:span><text:span text:style-name="T19">ходом</text:span></text:p>
          </table:table-cell>
          <table:table-cell table:style-name="Таблица1.B2" office:value-type="string">
            <text:p text:style-name="P7" loext:marker-style-name="T20"/>
          </table:table-cell>
          <table:table-cell table:style-name="Таблица1.B2" office:value-type="string">
            <text:p text:style-name="P7" loext:marker-style-name="T20"/>
          </table:table-cell>
          <table:table-cell table:style-name="Таблица1.B2" office:value-type="string">
            <text:p text:style-name="P9" loext:marker-style-name="T20">X</text:p>
          </table:table-cell>
        </table:table-row>
        <table:table-row table:style-name="Таблица1.1">
          <table:table-cell table:style-name="Таблица1.A1" office:value-type="string">
            <text:p text:style-name="P6" loext:marker-style-name="T20"><text:span text:style-name="T20">Выпускной 11 класс готовит фотоальбом и собирает воспоминания о своей школьной жизни</text:span></text:p>
          </table:table-cell>
          <table:table-cell table:style-name="Таблица1.B2" office:value-type="string">
            <text:p text:style-name="P7" loext:marker-style-name="T20"/>
          </table:table-cell>
          <table:table-cell table:style-name="Таблица1.B2" office:value-type="string">
            <text:p text:style-name="P9" loext:marker-style-name="T20">X</text:p>
          </table:table-cell>
          <table:table-cell table:style-name="Таблица1.B2" office:value-type="string">
            <text:p text:style-name="P7" loext:marker-style-name="T20"/>
          </table:table-cell>
        </table:table-row>
        <table:table-row table:style-name="Таблица1.1">
          <table:table-cell table:style-name="Таблица1.A1" office:value-type="string">
            <text:p text:style-name="P6" loext:marker-style-name="T20"><text:span text:style-name="T20">Web-дизайнер создает сайт известной фирмы</text:span></text:p>
          </table:table-cell>
          <table:table-cell table:style-name="Таблица1.B2" office:value-type="string">
            <text:p text:style-name="P7" loext:marker-style-name="T20"/>
          </table:table-cell>
          <table:table-cell table:style-name="Таблица1.B2" office:value-type="string">
            <text:p text:style-name="P9" loext:marker-style-name="T20">X</text:p>
          </table:table-cell>
          <table:table-cell table:style-name="Таблица1.B2" office:value-type="string">
            <text:p text:style-name="P7" loext:marker-style-name="T20"/>
          </table:table-cell>
        </table:table-row>
        <table:table-row table:style-name="Таблица1.1">
          <table:table-cell table:style-name="Таблица1.A1" office:value-type="string">
            <text:p text:style-name="P6" loext:marker-style-name="T20"><text:span text:style-name="T20">Школьник играет в компьютерную игру</text:span></text:p>
          </table:table-cell>
          <table:table-cell table:style-name="Таблица1.B2" office:value-type="string">
            <text:p text:style-name="P7" loext:marker-style-name="T20"/>
          </table:table-cell>
          <table:table-cell table:style-name="Таблица1.B2" office:value-type="string">
            <text:p text:style-name="P9" loext:marker-style-name="T20">X</text:p>
          </table:table-cell>
          <table:table-cell table:style-name="Таблица1.B2" office:value-type="string">
            <text:p text:style-name="P7" loext:marker-style-name="T20"/>
          </table:table-cell>
        </table:table-row>
        <table:table-row table:style-name="Таблица1.1">
          <table:table-cell table:style-name="Таблица1.A1" office:value-type="string">
            <text:p text:style-name="P6" loext:marker-style-name="T20"><text:span text:style-name="T20">Создатели нового мобильного телефона пробуют различные варианты дизайна</text:span></text:p>
          </table:table-cell>
          <table:table-cell table:style-name="Таблица1.B2" office:value-type="string">
            <text:p text:style-name="P7" loext:marker-style-name="T20"/>
          </table:table-cell>
          <table:table-cell table:style-name="Таблица1.B2" office:value-type="string">
            <text:p text:style-name="P9" loext:marker-style-name="T20">X</text:p>
          </table:table-cell>
          <table:table-cell table:style-name="Таблица1.B2" office:value-type="string">
            <text:p text:style-name="P7" loext:marker-style-name="T20"/>
          </table:table-cell>
        </table:table-row>
        <table:table-row table:style-name="Таблица1.1">
          <table:table-cell table:style-name="Таблица1.A1" office:value-type="string">
            <text:p text:style-name="P6" loext:marker-style-name="T20"><text:span text:style-name="T20">Учитель пишет компьютерный тест по своему предмету</text:span></text:p>
          </table:table-cell>
          <table:table-cell table:style-name="Таблица1.B2" office:value-type="string">
            <text:p text:style-name="P7" loext:marker-style-name="T20"/>
          </table:table-cell>
          <table:table-cell table:style-name="Таблица1.B2" office:value-type="string">
            <text:p text:style-name="P9" loext:marker-style-name="T20">X</text:p>
          </table:table-cell>
          <table:table-cell table:style-name="Таблица1.B2" office:value-type="string">
            <text:p text:style-name="P7" loext:marker-style-name="T20"/>
          </table:table-cell>
        </table:table-row>
        <table:table-row table:style-name="Таблица1.1">
          <table:table-cell table:style-name="Таблица1.A1" office:value-type="string">
            <text:p text:style-name="P6" loext:marker-style-name="T20"><text:span text:style-name="T20">Конструкторы исследуют модель новой подводной лодки</text:span></text:p>
          </table:table-cell>
          <table:table-cell table:style-name="Таблица1.B2" office:value-type="string">
            <text:p text:style-name="P7" loext:marker-style-name="T20"/>
          </table:table-cell>
          <table:table-cell table:style-name="Таблица1.B2" office:value-type="string">
            <text:p text:style-name="P9" loext:marker-style-name="T20">X</text:p>
          </table:table-cell>
          <table:table-cell table:style-name="Таблица1.B2" office:value-type="string">
            <text:p text:style-name="P7" loext:marker-style-name="T20"/>
          </table:table-cell>
        </table:table-row>
      </table:table>
      <text:p text:style-name="P1"><text:span text:style-name="T4"/></text:p>
      <text:p text:style-name="P23">Задание 6.</text:p>
      <text:p text:style-name="P24">Задание 7.</text:p>
      <text:p text:style-name="P3">Компьютер предоставляет пользователю список доступных вариантов действий, из которых он может выбрать нужное.</text:p>
      <text:p text:style-name="P24">Задание 8.</text:p>
      <text:p text:style-name="P24">Контрольные вопросы.</text:p>
      <text:p text:style-name="P22"><text:span text:style-name="T4">1. </text:span><text:span text:style-name="T12">Software – </text:span><text:span text:style-name="T4">программное обеспечение компьютера.</text:span></text:p>
      <text:p text:style-name="P28"><text:span text:style-name="T4">2. </text:span><text:span text:style-name="T16">Прикладной, служебный, системный, базовый.</text:span></text:p>
      <text:p text:style-name="P20">3. Системного уровня.</text:p>
      <text:p text:style-name="P20">4. Обеспечение приложениям координированного доступа к ресурсам компьютера.</text:p>
      <text:p text:style-name="P28"><text:span text:style-name="T16">5. </text:span><text:span text:style-name="T18">Для организации процесса обработки информации в компьютере и среды для прикладного ПО.</text:span></text:p>
      <text:p text:style-name="P21">6. Файловые менеджеры, архиваторы, диагностические программы, инсталляторы, антивирусы, коммуникационные программы, средства просмотра медиа материалов.</text:p>
      <text:p text:style-name="P21">7. С помощью ПО прикладного класса.</text:p>
      <text:p text:style-name="P29"><text:span text:style-name="T16">8. </text:span><text:span text:style-name="T4">3D-</text:span><text:span text:style-name="T16">редакторы, растровые редакторы, векторные редакторы.</text:span></text:p>
      <text:p text:style-name="P21">9. При переводе крупного объёма текста/информации.</text:p>
      <text:p text:style-name="P21">10. Интерпретатор — программа, обрабатывающая и выполняющая исходный код программы. Компилятор — программа, переводящая исходный код в машинный код.</text:p>
      <text:p text:style-name="P27">Вывод<text:span text:style-name="T4">: Я научился различать ПО по нескольким классам и более подробно узнал процесс установки и настраивания ПО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indent="1.251cm" style:auto-text-indent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 Копия 6"/><text:page-number text:select-page="current">5</text:page-number><text:bookmark-end text:name="PageNumWizard_FOOTER_Базовый1 Копия 6"/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20:13:51.082000000</meta:creation-date>
    <dc:date>2025-01-21T20:53:40.688000000</dc:date>
    <meta:editing-duration>PT18M44S</meta:editing-duration>
    <meta:editing-cycles>5</meta:editing-cycles>
    <meta:generator>LibreOffice/24.2.7.2$Windows_X86_64 LibreOffice_project/ee3885777aa7032db5a9b65deec9457448a91162</meta:generator>
    <meta:document-statistic meta:table-count="1" meta:image-count="0" meta:object-count="0" meta:page-count="5" meta:paragraph-count="63" meta:word-count="400" meta:character-count="3189" meta:non-whitespace-character-count="2846"/>
  </office:meta>
</office:document-meta>
</file>